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D8000000AD0749550C9E66A0D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INPro-Regular" svg:font-family="DINPro-Regular" style:font-family-generic="roman" style:font-pitch="variable"/>
    <style:font-face style:name="Fira Sans" svg:font-family="'Fira Sans'" style:font-family-generic="roman" style:font-pitch="variable"/>
    <style:font-face style:name="Fira Sans Light" svg:font-family="'Fira Sans Light'" style:font-family-generic="roman" style:font-pitch="variable"/>
    <style:font-face style:name="Fira Sans Medium" svg:font-family="'Fira Sans Medium'" style:font-family-generic="roman" style:font-pitch="variable"/>
    <style:font-face style:name="Passion One" svg:font-family="'Passion One'"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INPro-Regular1" svg:font-family="DINPro-Regular" style:font-family-generic="system" style:font-pitch="variable"/>
    <style:font-face style:name="DejaVu Sans" svg:font-family="'DejaVu Sans'" style:font-family-generic="system" style:font-pitch="variable"/>
    <style:font-face style:name="Fira Sans1" svg:font-family="'Fi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5.998cm" table:align="margins" style:writing-mode="lr-tb"/>
    </style:style>
    <style:style style:name="Tabelle1.A" style:family="table-column">
      <style:table-column-properties style:column-width="3.999cm" style:rel-column-width="2267*"/>
    </style:style>
    <style:style style:name="Tabelle1.B" style:family="table-column">
      <style:table-column-properties style:column-width="4.001cm" style:rel-column-width="2268*"/>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break-before="page"/>
    </style:style>
    <style:style style:name="P2" style:family="paragraph" style:parent-style-name="Footer">
      <style:paragraph-properties fo:text-align="end" style:justify-single-word="false"/>
    </style:style>
    <style:style style:name="P3" style:family="paragraph" style:parent-style-name="H3">
      <style:paragraph-properties fo:text-align="justify" style:justify-single-word="false"/>
      <style:text-properties fo:language="de" fo:country="DE"/>
    </style:style>
    <style:style style:name="P4" style:family="paragraph" style:parent-style-name="Fließtext">
      <style:text-properties officeooo:rsid="00179394"/>
    </style:style>
    <style:style style:name="P5" style:family="paragraph" style:parent-style-name="Fließtext">
      <style:paragraph-properties fo:margin-top="0cm" fo:margin-bottom="0cm" loext:contextual-spacing="false"/>
      <style:text-properties officeooo:rsid="0020d4e0" officeooo:paragraph-rsid="0020d4e0"/>
    </style:style>
    <style:style style:name="P6" style:family="paragraph" style:parent-style-name="H1" style:master-page-name="Standard">
      <style:paragraph-properties fo:text-align="justify" style:justify-single-word="false" style:page-number="auto"/>
      <style:text-properties fo:language="de" fo:country="DE"/>
    </style:style>
    <style:style style:name="P7" style:family="paragraph" style:parent-style-name="Fließtext">
      <style:paragraph-properties fo:margin-top="0cm" fo:margin-bottom="0cm" loext:contextual-spacing="false"/>
      <style:text-properties officeooo:rsid="0020d4e0" officeooo:paragraph-rsid="0020d4e0"/>
    </style:style>
    <style:style style:name="P8" style:family="paragraph" style:parent-style-name="Fließtext">
      <style:paragraph-properties fo:margin-top="0cm" fo:margin-bottom="0cm" loext:contextual-spacing="false"/>
      <style:text-properties officeooo:rsid="0042189d" officeooo:paragraph-rsid="0042189d"/>
    </style:style>
    <style:style style:name="P9" style:family="paragraph" style:parent-style-name="Fließtext">
      <style:paragraph-properties fo:margin-top="0cm" fo:margin-bottom="0cm" loext:contextual-spacing="false"/>
      <style:text-properties officeooo:rsid="00429d23" officeooo:paragraph-rsid="00429d23"/>
    </style:style>
    <style:style style:name="P10" style:family="paragraph" style:parent-style-name="Fließtext">
      <style:paragraph-properties fo:margin-top="0cm" fo:margin-bottom="0cm" loext:contextual-spacing="false"/>
      <style:text-properties officeooo:rsid="00429d23" officeooo:paragraph-rsid="0045bd3e"/>
    </style:style>
    <style:style style:name="P11" style:family="paragraph" style:parent-style-name="Fließtext">
      <style:paragraph-properties fo:margin-top="0cm" fo:margin-bottom="0cm" loext:contextual-spacing="false"/>
      <style:text-properties officeooo:rsid="00462bc1" officeooo:paragraph-rsid="00462bc1"/>
    </style:style>
    <style:style style:name="P12" style:family="paragraph" style:parent-style-name="Fließtext">
      <style:paragraph-properties fo:margin-top="0cm" fo:margin-bottom="0cm" loext:contextual-spacing="false"/>
      <style:text-properties officeooo:rsid="00472722" officeooo:paragraph-rsid="00472722"/>
    </style:style>
    <style:style style:name="P13" style:family="paragraph" style:parent-style-name="Fließtext">
      <style:paragraph-properties fo:margin-top="0cm" fo:margin-bottom="0cm" loext:contextual-spacing="false"/>
      <style:text-properties officeooo:rsid="00498445" officeooo:paragraph-rsid="00498445"/>
    </style:style>
    <style:style style:name="P14" style:family="paragraph" style:parent-style-name="Fließtext">
      <style:text-properties officeooo:rsid="00179394"/>
    </style:style>
    <style:style style:name="P15" style:family="paragraph" style:parent-style-name="Table_20_Contents">
      <style:text-properties officeooo:rsid="004a5f82" officeooo:paragraph-rsid="004a5f82"/>
    </style:style>
    <style:style style:name="P16" style:family="paragraph" style:parent-style-name="Table_20_Contents">
      <style:text-properties officeooo:rsid="004bec91" officeooo:paragraph-rsid="004bec91"/>
    </style:style>
    <style:style style:name="P17" style:family="paragraph" style:parent-style-name="Table_20_Contents">
      <style:text-properties officeooo:rsid="004d1b33" officeooo:paragraph-rsid="004d1b33"/>
    </style:style>
    <style:style style:name="P18" style:family="paragraph" style:parent-style-name="Table_20_Contents">
      <style:text-properties officeooo:rsid="004e0e7c" officeooo:paragraph-rsid="004e0e7c"/>
    </style:style>
    <style:style style:name="P19" style:family="paragraph" style:parent-style-name="Table_20_Contents">
      <style:text-properties officeooo:rsid="004f115f" officeooo:paragraph-rsid="004f115f"/>
    </style:style>
    <style:style style:name="P20" style:family="paragraph" style:parent-style-name="Table_20_Contents">
      <style:text-properties officeooo:rsid="0050e03c" officeooo:paragraph-rsid="0050e03c"/>
    </style:style>
    <style:style style:name="P21" style:family="paragraph" style:parent-style-name="Table_20_Contents">
      <style:text-properties officeooo:rsid="0050e5d8" officeooo:paragraph-rsid="0050e5d8"/>
    </style:style>
    <style:style style:name="P22" style:family="paragraph" style:parent-style-name="Table_20_Contents">
      <style:text-properties officeooo:rsid="0051888e" officeooo:paragraph-rsid="0051888e"/>
    </style:style>
    <style:style style:name="T1" style:family="text">
      <style:text-properties officeooo:rsid="004403e7"/>
    </style:style>
    <style:style style:name="T2" style:family="text">
      <style:text-properties officeooo:rsid="0045bd3e"/>
    </style:style>
    <style:style style:name="T3" style:family="text">
      <style:text-properties officeooo:rsid="0047342c"/>
    </style:style>
    <style:style style:name="T4" style:family="text">
      <style:text-properties officeooo:rsid="0047a800"/>
    </style:style>
    <style:style style:name="T5" style:family="text">
      <style:text-properties officeooo:rsid="0050e5d8"/>
    </style:style>
    <style:style style:name="T6" style:family="text">
      <style:text-properties officeooo:rsid="0053a826"/>
    </style:style>
    <style:style style:name="fr1" style:family="graphic" style:parent-style-name="Graphics">
      <style:graphic-properties fo:margin-left="0.318cm" fo:margin-right="0.326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ktion 1 – Wissenschaftstheorie</text:p>
      <text:p text:style-name="Fließtext"/>
      <text:p text:style-name="P3">Workbookaufgabe L1:</text:p>
      <text:p text:style-name="Fließtext"/>
      <text:p text:style-name="Fließtext">Beschreibe die beiden empirischen Forschungsparadigmen in der wissenschaftlichen Praxis (maximal eine Seite) und arbeite jeweils zwei bis drei Vor- und Nachteile für die empirische Forschung in Form einer Tabelle heraus. Verwende dazu die Tabellenfunktion in Word.</text:p>
      <text:p text:style-name="Fließtext"/>
      <text:p text:style-name="Fließtext">Arbeitshilfe:</text:p>
      <text:p text:style-name="Fließtext">In der empirischen Forschung gibt es zwei grundlegende Richtungen, die quantitative und die qualitative Forschung. Diese beiden Forschungsrichtungen, oder auch Paradigmen, sollst Du näher beschreiben und herausarbeiten, wie sich diese voneinander unterscheiden. Im Anschluss daran liste zwei bis drei Vor- und Nachteile auf, die sich bei diesen unterschiedlichen empirischen Forschungsweisen ergeben können.</text:p>
      <text:p text:style-name="Fließtext">Beginne auf der nächsten Sei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p>
      <text:p text:style-name="P9">Die Forschenden können <text:span text:style-name="T1">bereits zu Beginn Aussagen über die Wahrheit der Dinge machen, ohne sie durch ihrer eigenen Haltung, Einstellung oder Erfahrung zu verfälschen (Ontologie). </text:span></text:p>
      <text:p text:style-name="P10">In der quantitativen Forschung werden beispielsweise Messdaten betrachtet. Diese Messungen sind auch für alle, die sie beobachten, wahr <text:span text:style-name="T2">(Epistemologie).</text:span></text:p>
      <text:p text:style-name="P11">Zur Gewinnung der Erkenntnisse (Methodik) werden vorwiegend Experimentelle Instrumente eingesetzt. Diese sind weitestgehend standardisiert (haben immer die gleichen Bedingungen) und deren Ergebnis ist quantitativ. Das wissenschaftliche Schließen beruht daher auf der Deduktion (es wird vom Allgemeinem auf das Spezielle geschlossen). </text:p>
      <text:p text:style-name="P10">Eine Interpretation ist, da es sich um messbare Werte und nachvollzie<text:span text:style-name="T6">h</text:span>baren mathematischen Ergebnissen handelt, weitgehendst ausgeschlossen <text:span text:style-name="T2">(Einfluss des Forschenden)</text:span>.</text:p>
      <text:p text:style-name="P11">Zusammengefasst kann man daher sagen, dass die quantitative Forschung im Positivismus (Erklärendes Paradigma) zu finden ist.</text:p>
      <text:p text:style-name="P11"/>
      <text:p text:style-name="P12">Bei der qualitativen Forschung, Entsteht die Wahrheit im Denkprozess des Individuums und kann nicht für alle gültig sein, da die Individuelle Haltung, Einstellung und Erfahrung, bei der Herleitung der Wahrheit mit einfließen (Ontologie).</text:p>
      <text:p text:style-name="P12">Daher ist die Gewinnung der Erkenntnis eher subjektiv, da jeder Forschende Ergebnisse unterschiedlich interpretieren kann (Epistemologie).</text:p>
      <text:p text:style-name="P12">Die Instrumente der Erkenntnisgewinnung (Methodik) sind also eher interpretativ, denn Texte, <text:span text:style-name="T3">Befragungen usw.</text:span> können oft unterschiedlich interpretiert werden. <text:span text:style-name="T4">Außerdem ist die wissenschaftliche Schließung meist Induktiv, daher: Es wird vom Einzellfall auf das Allgemeine Geschlossen.</text:span></text:p>
      <text:p text:style-name="P12">Der Einfluss auf das Ergebnis ist meist sehr stark, durch Interaktionen der Erkenntnisse (Einfluss des Forschenden). <text:s/></text:p>
      <text:p text:style-name="P13">Die qualitative Forschung ist eher im Konstruktivismus (Verstehendes Paradigma) zu finden.</text:p>
      <text:p text:style-name="P13"/>
      <table:table table:name="Tabelle1" table:style-name="Tabelle1">
        <table:table-column table:style-name="Tabelle1.A"/>
        <table:table-column table:style-name="Tabelle1.B"/>
        <table:table-column table:style-name="Tabelle1.A"/>
        <table:table-column table:style-name="Tabelle1.B"/>
        <table:table-row>
          <table:table-cell table:style-name="Tabelle1.A1" table:number-columns-spanned="2" office:value-type="string">
            <text:p text:style-name="P15">Qualitative Forschung</text:p>
          </table:table-cell>
          <table:covered-table-cell/>
          <table:table-cell table:style-name="Tabelle1.C1" table:number-columns-spanned="2" office:value-type="string">
            <text:p text:style-name="P15">Quantitative Forschung</text:p>
          </table:table-cell>
          <table:covered-table-cell/>
        </table:table-row>
        <table:table-row>
          <table:table-cell table:style-name="Tabelle1.A2" office:value-type="string">
            <text:p text:style-name="P15">Positiv</text:p>
          </table:table-cell>
          <table:table-cell table:style-name="Tabelle1.A2" office:value-type="string">
            <text:p text:style-name="P15">Negativ</text:p>
          </table:table-cell>
          <table:table-cell table:style-name="Tabelle1.A2" office:value-type="string">
            <text:p text:style-name="P15">Positiv</text:p>
          </table:table-cell>
          <table:table-cell table:style-name="Tabelle1.D2" office:value-type="string">
            <text:p text:style-name="P15">Negativ</text:p>
          </table:table-cell>
        </table:table-row>
        <table:table-row>
          <table:table-cell table:style-name="Tabelle1.A2" office:value-type="string">
            <text:p text:style-name="P16">Interpretation der Ergebnisse sind weitestgehen Ausgeschlossen.</text:p>
          </table:table-cell>
          <table:table-cell table:style-name="Tabelle1.A2" office:value-type="string">
            <text:p text:style-name="P17">Bei sehr Komplexen Werten und Strukturen, können dennoch Interpretation auftreten.</text:p>
          </table:table-cell>
          <table:table-cell table:style-name="Tabelle1.A2" office:value-type="string">
            <text:p text:style-name="P20">Die Information die man erhält sind <text:span text:style-name="T5">meist sehr vielfälltig und können einen tiefen Einblick gewähren.</text:span></text:p>
          </table:table-cell>
          <table:table-cell table:style-name="Tabelle1.D2" office:value-type="string">
            <text:p text:style-name="P19">Dadurch, dass das Ergebnis interpretiert wurde, kann man nicht sagen, dass es der Wahrheit entspricht. Beispielsweise könnte das Ergebnis einer Befragung von Forschern unterschiedlich interpretiert werden.</text:p>
          </table:table-cell>
        </table:table-row>
        <table:table-row>
          <table:table-cell table:style-name="Tabelle1.A2" office:value-type="string">
            <text:p text:style-name="P17">Das Ergenis der Forschung kann allgemein als wahr angesehen werden.</text:p>
          </table:table-cell>
          <table:table-cell table:style-name="Tabelle1.A2" office:value-type="string">
            <text:p text:style-name="P18">Um Hypothesen zu überprüfen, müssen stellenweise sehr große Stichproben genommen werden.</text:p>
            <text:p text:style-name="P18"/>
          </table:table-cell>
          <table:table-cell table:style-name="Tabelle1.A2" office:value-type="string">
            <text:p text:style-name="P22">Das Ergebnis der Quantitativen Forschung kann das Verhalten eines Individuums erklären oder verständlicher machen.</text:p>
          </table:table-cell>
          <table:table-cell table:style-name="Tabelle1.D2" office:value-type="string">
            <text:p text:style-name="P19">Die Auswertung der Textbasierten Daten ist meist mit großem Aufwand verbunden.</text:p>
            <text:p text:style-name="P21">Außerdem muss bei der <text:s/>Auswertung darauf geachtet werden, dass <text:soft-page-break/>die eigene Einstellung, Erfahrungen und Haltung nicht in die Bewertung mit einfließen. </text:p>
          </table:table-cell>
        </table:table-row>
      </table:table>
      <text:p text:style-name="P13"/>
      <text:p text:style-name="P10"/>
      <text:p text:style-name="P10"/>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INPro-Regular" svg:font-family="DINPro-Regular" style:font-family-generic="roman" style:font-pitch="variable"/>
    <style:font-face style:name="Fira Sans" svg:font-family="'Fira Sans'" style:font-family-generic="roman" style:font-pitch="variable"/>
    <style:font-face style:name="Fira Sans Light" svg:font-family="'Fira Sans Light'" style:font-family-generic="roman" style:font-pitch="variable"/>
    <style:font-face style:name="Fira Sans Medium" svg:font-family="'Fira Sans Medium'" style:font-family-generic="roman" style:font-pitch="variable"/>
    <style:font-face style:name="Passion One" svg:font-family="'Passion One'"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INPro-Regular1" svg:font-family="DINPro-Regular" style:font-family-generic="system" style:font-pitch="variable"/>
    <style:font-face style:name="DejaVu Sans" svg:font-family="'DejaVu Sans'" style:font-family-generic="system" style:font-pitch="variable"/>
    <style:font-face style:name="Fira Sans1" svg:font-family="'Fi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ira Sans" fo:font-size="9pt" fo:language="en" fo:country="US" style:letter-kerning="false" style:font-name-asian="Fira Sans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Fira Sans" fo:font-size="9pt" fo:language="en" fo:country="US" style:letter-kerning="false" style:font-name-asian="Fira Sans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59cm" loext:contextual-spacing="false" style:line-height-at-least="0.459cm" fo:text-align="start" style:justify-single-word="false" fo:orphans="2" fo:widows="2" style:writing-mode="lr-tb">
        <style:tab-stops>
          <style:tab-stop style:position="0.801cm"/>
        </style:tab-stops>
      </style:paragraph-properties>
      <style:text-properties fo:color="#093236" style:font-name="Fira Sans Light" fo:font-family="'Fira Sans Light'" style:font-family-generic="roman" style:font-pitch="variable" fo:font-size="9pt" style:font-size-asian="9pt" style:font-name-complex="Calibri" style:font-family-complex="Calibri" style:font-family-generic-complex="system" style:font-pitch-complex="variable" style:font-size-complex="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96cm" style:type="center"/>
          <style:tab-stop style:position="16.591cm" style:type="right"/>
        </style:tab-stops>
      </style:paragraph-properties>
    </style:style>
    <style:style style:name="H1" style:family="paragraph" style:default-outline-level="">
      <style:paragraph-properties fo:margin-top="0cm" fo:margin-bottom="0cm" loext:contextual-spacing="false" fo:line-height="0.776cm" fo:text-align="start" style:justify-single-word="false" fo:orphans="2" fo:widows="2" style:writing-mode="lr-tb"/>
      <style:text-properties fo:color="#123b48" style:font-name="Passion One" fo:font-family="'Passion One'" style:font-family-generic="roman" style:font-pitch="variable" fo:font-size="22pt" style:font-size-asian="22pt" style:font-size-complex="22pt"/>
    </style:style>
    <style:style style:name="H2" style:family="paragraph" style:default-outline-level="">
      <style:paragraph-properties fo:margin-top="0cm" fo:margin-bottom="0cm" loext:contextual-spacing="false" fo:line-height="0.494cm" fo:text-align="start" style:justify-single-word="false" fo:orphans="2" fo:widows="2" style:writing-mode="lr-tb"/>
      <style:text-properties fo:color="#62747e" style:font-name="Fira Sans Medium" fo:font-family="'Fira Sans Medium'" style:font-family-generic="roman" style:font-pitch="variable" fo:font-size="12pt" style:font-size-asian="12pt" style:font-name-complex="Calibri" style:font-family-complex="Calibri" style:font-family-generic-complex="system" style:font-pitch-complex="variable" style:font-size-complex="12pt"/>
    </style:style>
    <style:style style:name="H3" style:family="paragraph" style:default-outline-level="">
      <style:paragraph-properties fo:margin-top="0.318cm" fo:margin-bottom="0cm" loext:contextual-spacing="false" fo:line-height="0.459cm" fo:text-align="start" style:justify-single-word="false" fo:orphans="2" fo:widows="2" style:writing-mode="lr-tb">
        <style:tab-stops>
          <style:tab-stop style:position="0.801cm"/>
        </style:tab-stops>
      </style:paragraph-properties>
      <style:text-properties fo:color="#093236" style:font-name="Fira Sans Medium" fo:font-family="'Fira Sans Medium'" style:font-family-generic="roman" style:font-pitch="variable" fo:font-size="9pt" fo:font-weight="bold" style:font-size-asian="9pt" style:font-weight-asian="bold" style:font-name-complex="Calibri" style:font-family-complex="Calibri" style:font-family-generic-complex="system" style:font-pitch-complex="variable" style:font-size-complex="9pt"/>
    </style:style>
    <style:style style:name="Fließtext" style:family="paragraph" style:default-outline-level="">
      <style:paragraph-properties fo:margin-top="0cm" fo:margin-bottom="0.318cm" loext:contextual-spacing="false" fo:line-height="0.459cm" fo:text-align="justify" style:justify-single-word="false" fo:orphans="2" fo:widows="2" style:writing-mode="lr-tb">
        <style:tab-stops>
          <style:tab-stop style:position="0.801cm"/>
        </style:tab-stops>
      </style:paragraph-properties>
      <style:text-properties fo:color="#093236" style:font-name="Fira Sans Light" fo:font-family="'Fira Sans Light'" style:font-family-generic="roman" style:font-pitch="variable" fo:font-size="9pt" fo:language="de" fo:country="DE" style:font-size-asian="9pt" style:font-name-complex="Calibri" style:font-family-complex="Calibri" style:font-family-generic-complex="system" style:font-pitch-complex="variable" style:font-size-complex="9pt"/>
    </style:style>
    <style:style style:name="Adresse" style:family="paragraph" style:parent-style-name="Standard" style:default-outline-level="">
      <style:paragraph-properties fo:margin-top="0cm" fo:margin-bottom="0cm" loext:contextual-spacing="false" style:line-height-at-least="0.353cm" fo:text-align="end" style:justify-single-word="false" style:vertical-align="middle"/>
      <style:text-properties fo:color="#000000" style:font-name="DINPro-Regular" fo:font-family="DINPro-Regular" style:font-family-generic="roman" style:font-pitch="variable" fo:font-size="7pt" fo:language="de" fo:country="DE" style:font-size-asian="7pt" style:font-name-complex="DINPro-Regular1" style:font-family-complex="DINPro-Regular" style:font-family-generic-complex="system" style:font-pitch-complex="variable" style:font-size-complex="7pt"/>
    </style:style>
    <style:style style:name="Quote" style:family="paragraph" style:default-outline-level="">
      <style:paragraph-properties fo:margin-top="0cm" fo:margin-bottom="0cm" loext:contextual-spacing="false" fo:line-height="0.459cm" fo:text-align="start" style:justify-single-word="false" fo:orphans="2" fo:widows="2" style:writing-mode="lr-tb"/>
      <style:text-properties fo:color="#093236" style:font-name="Fira Sans Light" fo:font-family="'Fira Sans Light'" style:font-family-generic="roman" style:font-pitch="variable" fo:font-size="9pt" fo:font-style="italic" style:font-size-asian="9pt" style:font-style-asian="italic" style:font-name-complex="Calibri" style:font-family-complex="Calibri" style:font-family-generic-complex="system" style:font-pitch-complex="variable" style:font-size-complex="9pt"/>
    </style:style>
    <style:style style:name="Aufzählung" style:family="paragraph" style:default-outline-level="">
      <style:paragraph-properties fo:margin-left="1.259cm" fo:margin-right="0cm" fo:margin-top="0cm" fo:margin-bottom="0cm" loext:contextual-spacing="false" fo:line-height="0.459cm" fo:text-align="start" style:justify-single-word="false" fo:orphans="2" fo:widows="2" fo:text-indent="-0.63cm" style:auto-text-indent="false" style:writing-mode="lr-tb">
        <style:tab-stops>
          <style:tab-stop style:position="0.801cm"/>
        </style:tab-stops>
      </style:paragraph-properties>
      <style:text-properties fo:color="#093236" style:font-name="Fira Sans Light" fo:font-family="'Fira Sans Light'" style:font-family-generic="roman" style:font-pitch="variable" fo:font-size="9pt" style:font-size-asian="9pt" style:font-name-complex="Calibri" style:font-family-complex="Calibri" style:font-family-generic-complex="system" style:font-pitch-complex="variable" style:font-size-complex="9pt"/>
    </style:style>
    <style:style style:name="Störer_2f_Auszeichnung" style:display-name="Störer/Auszeichnung" style:family="paragraph" style:default-outline-level="">
      <style:paragraph-properties fo:margin-top="0cm" fo:margin-bottom="0cm" loext:contextual-spacing="false" fo:line-height="0.459cm" fo:text-align="start" style:justify-single-word="false" fo:orphans="2" fo:widows="2" style:writing-mode="lr-tb"/>
      <style:text-properties fo:color="#ea5b0c" style:font-name="Fira Sans Light" fo:font-family="'Fira Sans Light'" style:font-family-generic="roman" style:font-pitch="variable" fo:font-size="9pt" fo:language="de" fo:country="DE" style:font-size-asian="9pt" style:font-name-complex="Calibri"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indent="0cm" style:auto-text-indent="false">
        <style:tab-stops/>
      </style:paragraph-properties>
      <style:text-properties style:use-window-font-color="true" style:font-name="Fira Sans" fo:font-family="'Fira Sans'" style:font-family-generic="roman" style:font-pitch="variable" fo:font-size="12pt" fo:language="de" fo:country="DE" style:font-size-asian="12pt" style:font-name-complex="DejaVu Sans" style:font-family-complex="'DejaVu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H1_20_Zchn" style:display-name="H1 Zchn" style:family="text" style:parent-style-name="Default_20_Paragraph_20_Font">
      <style:text-properties fo:color="#123b48" style:font-name="Passion One" fo:font-family="'Passion One'" style:font-family-generic="roman" style:font-pitch="variable" fo:font-size="22pt" style:font-size-asian="22pt" style:font-size-complex="22pt"/>
    </style:style>
    <style:style style:name="H2_20_Zchn" style:display-name="H2 Zchn" style:family="text" style:parent-style-name="H1_20_Zchn">
      <style:text-properties fo:color="#62747e" style:font-name="Fira Sans Medium" fo:font-family="'Fira Sans Medium'" style:font-family-generic="roman" style:font-pitch="variable" fo:font-size="12pt" style:font-size-asian="12pt" style:font-name-complex="Calibri" style:font-family-complex="Calibri" style:font-family-generic-complex="system" style:font-pitch-complex="variable" style:font-size-complex="12pt"/>
    </style:style>
    <style:style style:name="H3_20_Zchn" style:display-name="H3 Zchn" style:family="text" style:parent-style-name="H2_20_Zchn">
      <style:text-properties fo:color="#093236" style:font-name="Fira Sans Medium" fo:font-family="'Fira Sans Medium'" style:font-family-generic="roman" style:font-pitch="variable" fo:font-size="9pt" fo:font-weight="normal" style:font-size-asian="9pt" style:font-weight-asian="normal" style:font-name-complex="Calibri" style:font-family-complex="Calibri" style:font-family-generic-complex="system" style:font-pitch-complex="variable" style:font-size-complex="9pt"/>
    </style:style>
    <style:style style:name="Fließtext_20_Zchn" style:display-name="Fließtext Zchn" style:family="text" style:parent-style-name="H3_20_Zchn">
      <style:text-properties fo:color="#093236" style:font-name="Fira Sans Light" fo:font-family="'Fira Sans Light'" style:font-family-generic="roman" style:font-pitch="variable" fo:font-size="9pt" fo:language="de" fo:country="DE" fo:font-weight="normal" style:font-size-asian="9pt" style:font-weight-asian="normal" style:font-name-complex="Calibri" style:font-family-complex="Calibri" style:font-family-generic-complex="system" style:font-pitch-complex="variable" style:font-size-complex="9pt"/>
    </style:style>
    <style:style style:name="Zitat_20_Zchn" style:display-name="Zitat Zchn" style:family="text" style:parent-style-name="Default_20_Paragraph_20_Font">
      <style:text-properties fo:color="#093236" style:font-name="Fira Sans Light" fo:font-family="'Fira Sans Light'" style:font-family-generic="roman" style:font-pitch="variable" fo:font-size="9pt" fo:font-style="italic" style:font-size-asian="9pt" style:font-style-asian="italic" style:font-name-complex="Calibri" style:font-family-complex="Calibri" style:font-family-generic-complex="system" style:font-pitch-complex="variable" style:font-size-complex="9pt"/>
    </style:style>
    <style:style style:name="Aufzählung_20_Zchn" style:display-name="Aufzählung Zchn" style:family="text" style:parent-style-name="Default_20_Paragraph_20_Font">
      <style:text-properties fo:color="#093236" style:font-name="Fira Sans Light" fo:font-family="'Fira Sans Light'" style:font-family-generic="roman" style:font-pitch="variable" fo:font-size="9pt" style:font-size-asian="9pt" style:font-name-complex="Calibri" style:font-family-complex="Calibri" style:font-family-generic-complex="system" style:font-pitch-complex="variable" style:font-size-complex="9pt"/>
    </style:style>
    <style:style style:name="Störer_2f_Auszeichnung_20_Zchn" style:display-name="Störer/Auszeichnung Zchn" style:family="text" style:parent-style-name="H1_20_Zchn">
      <style:text-properties fo:color="#ea5b0c" style:font-name="Fira Sans Light" fo:font-family="'Fira Sans Light'" style:font-family-generic="roman" style:font-pitch="variable" fo:font-size="9pt" fo:language="de" fo:country="DE" fo:font-weight="bold" style:font-size-asian="9pt" style:font-weight-asian="bold" style:font-name-complex="Calibri" style:font-family-complex="Calibr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L"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break-before="page"/>
    </style:style>
    <style:style style:name="MP2" style:family="paragraph" style:parent-style-name="Footer">
      <style:paragraph-properties fo:text-align="end" style:justify-single-word="false"/>
    </style:style>
    <style:style style:name="Mfr1" style:family="graphic" style:parent-style-name="Graphics">
      <style:graphic-properties fo:margin-left="0.318cm" fo:margin-right="0.326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66cm" fo:margin-left="2.501cm" fo:margin-right="2.501cm" style:writing-mode="lr-tb" style:layout-grid-color="#c0c0c0" style:layout-grid-lines="56" style:layout-grid-base-height="0.432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341cm" fo:margin-left="0cm" fo:margin-right="0cm" fo:margin-top="1.24cm" style:dynamic-spacing="true"/>
      </style:footer-style>
    </style:page-layout>
  </office:automatic-styles>
  <office:master-styles>
    <style:master-page style:name="Standard" style:page-layout-name="Mpm1">
      <style:header>
        <text:p text:style-name="MP1"><draw:frame draw:style-name="Mfr1" draw:name="Grafik 4" text:anchor-type="char" svg:x="0cm" svg:y="0cm" svg:width="21.001cm" svg:height="2.919cm" draw:z-index="2"><draw:image xlink:href="Pictures/10000000000004D8000000AD0749550C9E66A0D8.jpg" xlink:type="simple" xlink:show="embed" xlink:actuate="onLoad" loext:mime-type="image/jpeg"/></draw:frame></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EG User</meta:initial-creator>
    <meta:editing-cycles>55</meta:editing-cycles>
    <meta:creation-date>2019-03-15T10:50:00</meta:creation-date>
    <dc:date>2020-02-27T17:06:04.348990844</dc:date>
    <meta:editing-duration>PT5H42M4S</meta:editing-duration>
    <meta:generator>LibreOffice/6.0.7.3$Linux_X86_64 LibreOffice_project/00m0$Build-3</meta:generator>
    <meta:document-statistic meta:table-count="1" meta:image-count="1" meta:object-count="0" meta:page-count="3" meta:paragraph-count="32" meta:word-count="461" meta:character-count="3608" meta:non-whitespace-character-count="3172"/>
    <meta:user-defined meta:name="AppVersion">16.0000</meta:user-defined>
    <meta:user-defined meta:name="Company">Apollo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